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f32" officeooo:paragraph-rsid="001e2f8d"/>
    </style:style>
    <style:style style:name="T1" style:family="text">
      <style:text-properties officeooo:rsid="001e2f8d"/>
    </style:style>
    <style:style style:name="T2" style:family="text">
      <style:text-properties fo:font-style="italic" officeooo:rsid="001e2f8d" style:font-style-asian="italic" style:font-style-complex="italic"/>
    </style:style>
    <style:style style:name="T3" style:family="text">
      <style:text-properties fo:font-style="normal" officeooo:rsid="001e2f8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it conditions : In the conception of a model of negotiation, we have to define exit conditions to close the negotiation. The first conditions is </text:span><text:span text:style-name="T2">the sucess condition. </text:span><text:span text:style-name="T3">We assume that the negotiation succeded when an option is accepted by interlocutors. However, if bothe interlocutors no'nt pas trouvé d'arrangement sur le choix d'une option, nous devons définir une condition d 'echec qui evite a notre systeme de tomber dans une boucle infinie. Nous avons donc modèlisé une condition qui s'adapte au comportement de dominance adopté par l'agent :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3:38:14.429454517</meta:creation-date>
    <dc:date>2016-05-11T14:02:21.142010886</dc:date>
    <meta:editing-duration>PT8M56S</meta:editing-duration>
    <meta:editing-cycles>1</meta:editing-cycles>
    <meta:document-statistic meta:table-count="0" meta:image-count="0" meta:object-count="0" meta:page-count="1" meta:paragraph-count="2" meta:word-count="88" meta:character-count="550" meta:non-whitespace-character-count="462"/>
    <meta:generator>LibreOffice/4.2.8.2$Linux_X86_64 LibreOffice_project/420m0$Build-2</meta:generator>
  </office:meta>
</office:document-meta>
</file>